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may-break-between-rows="true" table:border-model="collapsing"/>
    </style:style>
    <style:style style:name="Table1.A" style:family="table-column">
      <style:table-column-properties style:column-width="1in"/>
    </style:style>
    <style:style style:name="Table1.B" style:family="table-column">
      <style:table-column-properties style:column-width="1.375in"/>
    </style:style>
    <style:style style:name="Table1.C" style:family="table-column">
      <style:table-column-properties style:column-width="0.6875in"/>
    </style:style>
    <style:style style:name="Table1.D" style:family="table-column">
      <style:table-column-properties style:column-width="3.8646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382in" fo:border="0.5pt solid #000000" style:writing-mode="page">
        <style:background-image/>
      </style:table-cell-properties>
    </style:style>
    <style:style style:name="Table1.2" style:family="table-row">
      <style:table-row-properties style:min-row-height="0.1208in" fo:keep-together="auto"/>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text-properties officeooo:rsid="0011ae36" officeooo:paragraph-rsid="0011ae36"/>
    </style:style>
    <style:style style:name="P2" style:family="paragraph" style:parent-style-name="Standard">
      <style:paragraph-properties fo:margin-top="0.0398in" fo:margin-bottom="0.0398in" loext:contextual-spacing="false" fo:line-height="150%" fo:text-align="start" style:justify-single-word="false"/>
      <style:text-properties fo:font-weight="bold" officeooo:rsid="0011ae36" officeooo:paragraph-rsid="0011ae36" style:font-weight-asian="bold" style:font-weight-complex="bold"/>
    </style:style>
    <style:style style:name="P3" style:family="paragraph" style:parent-style-name="Standard">
      <style:paragraph-properties fo:margin-top="0.0398in" fo:margin-bottom="0.0398in" loext:contextual-spacing="false" fo:line-height="150%" fo:text-align="start" style:justify-single-word="false"/>
      <style:text-properties fo:font-weight="bold" officeooo:rsid="0012058d" officeooo:paragraph-rsid="0012058d" style:font-weight-asian="bold" style:font-weight-complex="bold"/>
    </style:style>
    <style:style style:name="P4" style:family="paragraph" style:parent-style-name="Standard">
      <style:paragraph-properties fo:margin-top="0.0398in" fo:margin-bottom="0.0398in" loext:contextual-spacing="false" fo:line-height="150%" fo:text-align="start" style:justify-single-word="false"/>
      <style:text-properties fo:font-weight="bold" officeooo:rsid="002bee04" officeooo:paragraph-rsid="002bee04" style:font-weight-asian="bold" style:font-weight-complex="bold"/>
    </style:style>
    <style:style style:name="P5" style:family="paragraph" style:parent-style-name="Standard">
      <style:paragraph-properties fo:margin-top="0.0398in" fo:margin-bottom="0.0398in" loext:contextual-spacing="false" fo:line-height="150%" fo:text-align="start" style:justify-single-word="false"/>
      <style:text-properties officeooo:paragraph-rsid="002bd9fc"/>
    </style:style>
    <style:style style:name="P6" style:family="paragraph" style:parent-style-name="Standard">
      <style:paragraph-properties fo:margin-top="0.0398in" fo:margin-bottom="0.0398in" loext:contextual-spacing="false" fo:line-height="150%" fo:text-align="start" style:justify-single-word="false"/>
      <style:text-properties officeooo:paragraph-rsid="002e3119"/>
    </style:style>
    <style:style style:name="P7" style:family="paragraph" style:parent-style-name="Standard">
      <style:paragraph-properties fo:margin-top="0.0398in" fo:margin-bottom="0.0398in" loext:contextual-spacing="false" fo:line-height="150%" fo:text-align="start" style:justify-single-word="false"/>
      <style:text-properties officeooo:paragraph-rsid="0011ae36"/>
    </style:style>
    <style:style style:name="P8" style:family="paragraph" style:parent-style-name="Standard">
      <style:paragraph-properties fo:margin-top="0.0398in" fo:margin-bottom="0.0398in" loext:contextual-spacing="false" fo:line-height="150%" fo:text-align="start" style:justify-single-word="false"/>
      <style:text-properties officeooo:paragraph-rsid="005c93c7"/>
    </style:style>
    <style:style style:name="P9" style:family="paragraph" style:parent-style-name="Standard">
      <style:paragraph-properties fo:margin-top="0.0398in" fo:margin-bottom="0.0398in" loext:contextual-spacing="false" fo:line-height="150%" fo:text-align="start" style:justify-single-word="false"/>
      <style:text-properties officeooo:paragraph-rsid="00750501"/>
    </style:style>
    <style:style style:name="P10" style:family="paragraph" style:parent-style-name="Standard">
      <style:paragraph-properties fo:margin-top="0.0398in" fo:margin-bottom="0.0398in" loext:contextual-spacing="false" fo:line-height="150%" fo:text-align="center" style:justify-single-word="false"/>
      <style:text-properties officeooo:paragraph-rsid="00353754"/>
    </style:style>
    <style:style style:name="P11" style:family="paragraph" style:parent-style-name="Standard">
      <style:paragraph-properties fo:margin-top="0.0398in" fo:margin-bottom="0.0398in" loext:contextual-spacing="false" fo:line-height="150%" fo:text-align="start" style:justify-single-word="false"/>
      <style:text-properties fo:font-weight="normal" officeooo:rsid="003659cf" officeooo:paragraph-rsid="003659cf" style:font-weight-asian="normal" style:font-weight-complex="normal"/>
    </style:style>
    <style:style style:name="P12" style:family="paragraph" style:parent-style-name="Standard">
      <style:paragraph-properties fo:margin-top="0.0398in" fo:margin-bottom="0.0398in" loext:contextual-spacing="false" fo:line-height="150%" fo:text-align="start" style:justify-single-word="false"/>
      <style:text-properties fo:font-weight="normal" officeooo:rsid="002cafca" officeooo:paragraph-rsid="002bd9fc" style:font-weight-asian="normal" style:font-weight-complex="normal"/>
    </style:style>
    <style:style style:name="P13" style:family="paragraph" style:parent-style-name="Standard">
      <style:paragraph-properties fo:margin-top="0.0398in" fo:margin-bottom="0.0398in" loext:contextual-spacing="false" fo:line-height="150%" fo:text-align="start" style:justify-single-word="false"/>
      <style:text-properties fo:font-weight="normal" officeooo:rsid="00323253" officeooo:paragraph-rsid="003659cf" style:font-weight-asian="normal" style:font-weight-complex="normal"/>
    </style:style>
    <style:style style:name="P14" style:family="paragraph" style:parent-style-name="Standard">
      <style:paragraph-properties fo:margin-top="0.0398in" fo:margin-bottom="0.0398in" loext:contextual-spacing="false" fo:line-height="150%" fo:text-align="start" style:justify-single-word="false"/>
      <style:text-properties fo:font-weight="normal" officeooo:rsid="005c3138" officeooo:paragraph-rsid="005984ac" style:font-weight-asian="normal" style:font-weight-complex="normal"/>
    </style:style>
    <style:style style:name="P15" style:family="paragraph" style:parent-style-name="Standard">
      <style:paragraph-properties fo:margin-top="0.0398in" fo:margin-bottom="0.0398in" loext:contextual-spacing="false" fo:line-height="150%" fo:text-align="start" style:justify-single-word="false"/>
      <style:text-properties fo:font-weight="normal" officeooo:rsid="00794d69" officeooo:paragraph-rsid="00794d69" style:font-weight-asian="normal" style:font-weight-complex="normal"/>
    </style:style>
    <style:style style:name="P16" style:family="paragraph" style:parent-style-name="Standard">
      <style:paragraph-properties fo:margin-top="0.0398in" fo:margin-bottom="0.0398in" loext:contextual-spacing="false" fo:line-height="150%" fo:text-align="start" style:justify-single-word="false"/>
      <style:text-properties officeooo:rsid="00336db9" officeooo:paragraph-rsid="00336db9" fo:background-color="transparent"/>
    </style:style>
    <style:style style:name="P17" style:family="paragraph" style:parent-style-name="Standard">
      <style:paragraph-properties fo:margin-top="0.0398in" fo:margin-bottom="0.0398in" loext:contextual-spacing="false" fo:line-height="150%" fo:text-align="start" style:justify-single-word="false"/>
      <style:text-properties fo:font-style="italic" officeooo:rsid="003e227c" officeooo:paragraph-rsid="001e6654" style:font-style-asian="italic" style:font-style-complex="italic"/>
    </style:style>
    <style:style style:name="P18" style:family="paragraph" style:parent-style-name="Standard">
      <style:paragraph-properties fo:margin-top="0.0398in" fo:margin-bottom="0.0398in" loext:contextual-spacing="false" fo:line-height="150%" fo:text-align="start" style:justify-single-word="false"/>
      <style:text-properties fo:font-style="italic" officeooo:rsid="00750501" officeooo:paragraph-rsid="00750501" style:font-style-asian="italic" style:font-style-complex="italic"/>
    </style:style>
    <style:style style:name="P19" style:family="paragraph" style:parent-style-name="Standard">
      <style:paragraph-properties fo:margin-top="0.0398in" fo:margin-bottom="0.0398in" loext:contextual-spacing="false" fo:line-height="150%" fo:text-align="start" style:justify-single-word="false"/>
      <style:text-properties fo:font-style="italic" officeooo:paragraph-rsid="00750501" style:font-style-asian="italic" style:font-style-complex="italic"/>
    </style:style>
    <style:style style:name="P20" style:family="paragraph" style:parent-style-name="Standard">
      <style:paragraph-properties fo:margin-top="0.0398in" fo:margin-bottom="0.0398in" loext:contextual-spacing="false" fo:line-height="150%" fo:text-align="start" style:justify-single-word="false"/>
      <style:text-properties officeooo:rsid="0068f297" officeooo:paragraph-rsid="0068f297"/>
    </style:style>
    <style:style style:name="P21" style:family="paragraph" style:parent-style-name="Standard">
      <style:paragraph-properties fo:margin-top="0.0398in" fo:margin-bottom="0.0398in" loext:contextual-spacing="false" fo:line-height="150%" fo:text-align="start" style:justify-single-word="false"/>
      <style:text-properties officeooo:rsid="006a8006" officeooo:paragraph-rsid="006a8006"/>
    </style:style>
    <style:style style:name="P22" style:family="paragraph" style:parent-style-name="Standard">
      <style:paragraph-properties fo:margin-top="0.0398in" fo:margin-bottom="0.0398in" loext:contextual-spacing="false" fo:line-height="150%" fo:text-align="start" style:justify-single-word="false" fo:break-before="page"/>
      <style:text-properties fo:font-weight="bold" officeooo:rsid="0012058d" officeooo:paragraph-rsid="0012058d" style:font-weight-asian="bold" style:font-weight-complex="bold"/>
    </style:style>
    <style:style style:name="P23" style:family="paragraph" style:parent-style-name="Standard">
      <style:paragraph-properties fo:margin-top="0.0398in" fo:margin-bottom="0.0398in" loext:contextual-spacing="false" fo:line-height="150%" fo:text-align="start" style:justify-single-word="false" fo:break-before="page"/>
      <style:text-properties officeooo:paragraph-rsid="0011ae36"/>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29cd" officeooo:paragraph-rsid="001e29cd"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df1b7" officeooo:paragraph-rsid="005df1b7"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42df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42df8" officeooo:paragraph-rsid="00642df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0e36f" officeooo:paragraph-rsid="0070e36f"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3aead" officeooo:paragraph-rsid="0073aead"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5df1b7" officeooo:paragraph-rsid="005df1b7"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5f4e42" officeooo:paragraph-rsid="005f4e42"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70e36f" officeooo:paragraph-rsid="0070e36f"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736d3f" officeooo:paragraph-rsid="00736d3f"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78fc34" officeooo:paragraph-rsid="0078fc34"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36" style:family="paragraph" style:parent-style-name="Standard">
      <style:paragraph-properties fo:margin-top="0.0398in" fo:margin-bottom="0.0398in" loext:contextual-spacing="false" fo:line-height="150%" fo:text-align="start" style:justify-single-word="false"/>
      <style:text-properties fo:font-style="normal" officeooo:rsid="00750501" officeooo:paragraph-rsid="00750501" style:font-style-asian="normal" style:font-style-complex="normal"/>
    </style:style>
    <style:style style:name="T1" style:family="text">
      <style:text-properties fo:font-weight="normal" style:font-weight-asian="normal" style:font-weight-complex="normal"/>
    </style:style>
    <style:style style:name="T2" style:family="text">
      <style:text-properties fo:font-weight="normal" officeooo:rsid="002bd9fc" style:font-weight-asian="normal" style:font-weight-complex="normal"/>
    </style:style>
    <style:style style:name="T3" style:family="text">
      <style:text-properties fo:font-weight="normal" officeooo:rsid="002bee04" style:font-weight-asian="normal" style:font-weight-complex="normal"/>
    </style:style>
    <style:style style:name="T4" style:family="text">
      <style:text-properties fo:font-weight="normal" officeooo:rsid="002e3119" style:font-weight-asian="normal" style:font-weight-complex="normal"/>
    </style:style>
    <style:style style:name="T5" style:family="text">
      <style:text-properties fo:font-weight="normal" officeooo:rsid="005984ac" style:font-weight-asian="normal" style:font-weight-complex="normal"/>
    </style:style>
    <style:style style:name="T6" style:family="text">
      <style:text-properties fo:font-weight="normal" officeooo:rsid="002e3119" fo:background-color="transparent" loext:char-shading-value="0"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officeooo:rsid="0066aab6" style:font-style-asian="normal" style:font-style-complex="normal"/>
    </style:style>
    <style:style style:name="T9" style:family="text">
      <style:text-properties fo:font-style="normal" officeooo:rsid="005c93c7" style:font-style-asian="normal" style:font-style-complex="normal"/>
    </style:style>
    <style:style style:name="T10" style:family="text">
      <style:text-properties fo:font-style="normal" officeooo:rsid="00677993" style:font-style-asian="normal" style:font-style-complex="normal"/>
    </style:style>
    <style:style style:name="T11" style:family="text">
      <style:text-properties fo:font-style="normal" officeooo:rsid="006e2f9f" style:font-style-asian="normal" style:font-style-complex="normal"/>
    </style:style>
    <style:style style:name="T12" style:family="text">
      <style:text-properties fo:font-style="normal" officeooo:rsid="00704f58" style:font-style-asian="normal" style:font-style-complex="normal"/>
    </style:style>
    <style:style style:name="T13" style:family="text">
      <style:text-properties fo:font-style="normal" officeooo:rsid="007553e0" style:font-style-asian="normal" style:font-style-complex="normal"/>
    </style:style>
    <style:style style:name="T14" style:family="text">
      <style:text-properties fo:font-style="normal" officeooo:rsid="00750501" style:font-style-asian="normal" style:font-style-complex="normal"/>
    </style:style>
    <style:style style:name="T15" style:family="text">
      <style:text-properties fo:font-style="normal" officeooo:rsid="0075b42d" style:font-style-asian="normal" style:font-style-complex="normal"/>
    </style:style>
    <style:style style:name="T16" style:family="text">
      <style:text-properties officeooo:rsid="002083d8"/>
    </style:style>
    <style:style style:name="T17" style:family="text">
      <style:text-properties officeooo:rsid="005984ac"/>
    </style:style>
    <style:style style:name="T18" style:family="text">
      <style:text-properties officeooo:rsid="00353754"/>
    </style:style>
    <style:style style:name="T19" style:family="text">
      <style:text-properties fo:font-weight="bold" officeooo:rsid="0011ae36" style:font-weight-asian="bold" style:font-weight-complex="bold"/>
    </style:style>
    <style:style style:name="T20" style:family="text">
      <style:text-properties fo:font-weight="bold" officeooo:rsid="005984ac" style:font-weight-asian="bold" style:font-weight-complex="bold"/>
    </style:style>
    <style:style style:name="T21" style:family="text">
      <style:text-properties fo:language="zxx" fo:country="none" style:language-asian="zxx" style:country-asian="none" style:language-complex="zxx" style:country-complex="none"/>
    </style:style>
    <style:style style:name="T22" style:family="text">
      <style:text-properties fo:font-style="italic" style:font-style-asian="italic" style:font-style-complex="italic"/>
    </style:style>
    <style:style style:name="T23" style:family="text">
      <style:text-properties fo:font-style="italic" officeooo:rsid="005c93c7" style:font-style-asian="italic" style:font-style-complex="italic"/>
    </style:style>
    <style:style style:name="T24" style:family="text">
      <style:text-properties fo:font-style="italic" officeooo:rsid="00750501" style:font-style-asian="italic" style:font-style-complex="italic"/>
    </style:style>
    <style:style style:name="T25" style:family="text">
      <style:text-properties officeooo:rsid="007318fc"/>
    </style:style>
    <style:style style:name="T26" style:family="text">
      <style:text-properties officeooo:rsid="0075b42d"/>
    </style:style>
    <style:style style:name="T27" style:family="text">
      <style:text-properties officeooo:rsid="0076feb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8">Part </text:span><text:span text:style-name="T17">2</text:span><text:span text:style-name="T18"> &amp; Part </text:span><text:span text:style-name="T17">3</text:span></text:p>
      <text:p text:style-name="P3">Introduction</text:p>
      <text:p text:style-name="P13"/>
      <text:p text:style-name="P6"><text:span text:style-name="T3">S</text:span><text:span text:style-name="T4">elf Evaluation: <text:tab/></text:span><text:span text:style-name="T6">Mastery / Progressing / Needs Improvement</text:span></text:p>
      <text:p text:style-name="P5"><text:span text:style-name="T3">Due date</text:span><text:span text:style-name="T2">: <text:tab/><text:tab/>2021-09-</text:span><text:span text:style-name="T5">17</text:span></text:p>
      <text:p text:style-name="P5"><text:span text:style-name="T3">Completion</text:span><text:span text:style-name="T2">: <text:tab/><text:tab/></text:span></text:p>
      <text:p text:style-name="P16"><text:span text:style-name="T2">G</text:span><text:span text:style-name="T1">itHub: <text:tab/><text:tab/></text:span><text:a xlink:type="simple" xlink:href="https://github.com/ZDGharst/FullStackOpen" text:style-name="Internet_20_link" text:visited-style-name="Visited_20_Internet_20_Link"><text:span text:style-name="T1">https://github.com/ZDGharst/FullStackOpen</text:span></text:a></text:p>
      <text:p text:style-name="P12"/>
      <text:p text:style-name="P2"/>
      <text:p text:style-name="P23"><text:span text:style-name="T19">Part </text:span><text:span text:style-name="T20">2</text:span><text:span text:style-name="T19"> – Fundamentals of Web apps</text:span></text:p>
      <text:p text:style-name="P8"><text:span text:style-name="T23">Part2a </text:span><text:span text:style-name="T9">is about rendering collections and modules. </text:span><text:span text:style-name="T8">This part re-emphasizes the console log, event handling, and VSCode tools such as snippets and refactoring. An exciting part of this material is the functional programming concepts used in JavaScript: map, find, reduce, filter, and higher-order functions. I learned how to use these functional programming methods to render entire collections (such as taking an array, mapping it to its HTML elements, and rendering the entire set of elements). I also gave each element a unique key, such that when the elements may need to be re-rendered, only that element is re-rendered according to the key for efficiency. I also returned to old practice projects and refactored to have individual modules. </text:span><text:span text:style-name="T10">The exercises in this module have us create a course app that display course information according to an array, object, arrays of objects, etc. As the array changes, so should the app to update.</text:span></text:p>
      <text:p text:style-name="P20">Forms are the main focus of <text:span text:style-name="T22">Part2b</text:span><text:span text:style-name="T7">. Using state and effects, we can render form elements that change the application. One way to do this is to modify the collections mentioned in </text:span><text:span text:style-name="T22">Part2a</text:span><text:span text:style-name="T7">, then render those (or do whatever logic must be done). I also used the functional programming method filter to filter the collection to only contain certain text. The exercises for this section has me make a phonebook app: the user types in a name, phone number, and submits the form. The name and phone number is either added to the phonebook as a person object, or an alert is sent to the user if either of those already exist in the collection. The user may also type into a filter box to view persons with that string as part of their name.</text:span></text:p>
      <text:p text:style-name="P21"><text:span text:style-name="T7">Within this part, </text:span><text:span text:style-name="T22">Part2c</text:span><text:span text:style-name="T7">, I finally start working with a backend data provider. Using a simple flat JSON file, I served it as a database using json-server as a local port on my network. I use my other app to connect to this port and receive data that is served by the app. I learned the difference here between synchronous/asynchronous actions in JavaScript, and how promises, </text:span><text:span text:style-name="T11">when mixed with effects,</text:span><text:span text:style-name="T7"> can work to achieve good asynchronous design. </text:span><text:span text:style-name="T11">The exercises in this section return to the phonebook app to make it receive data from the json-server, </text:span><text:span text:style-name="T12">and I use a public API (restcountries.eu) to create an app that filters countries to observe their data.</text:span></text:p>
      <text:p text:style-name="P9"><text:span text:style-name="T24">Part2d </text:span><text:span text:style-name="T14">is about altering data on servers using conventional RESP API and json-server. The course explains REST terminology, convention, and best practices. Within REST, resources have unique addressed assigned to them using its URL, and all resources are accessed using various HTTP methods. </text:span><text:soft-page-break/><text:span text:style-name="T14">Within the practice and exercises (phonebook app again) </text:span><text:span text:style-name="T13">in</text:span><text:span text:style-name="T14"> this section, I use axios to create </text:span><text:span text:style-name="T13">a service for </text:span><text:span text:style-name="T14">POST, PUT, DELETE, and GET </text:span><text:span text:style-name="T13">methods using </text:span><text:span text:style-name="T14">the backend json-server.</text:span></text:p>
      <text:p text:style-name="P18"><text:span text:style-name="T7">The last section is a shorter section; </text:span>Part2d<text:span text:style-name="T7"> is about applying CSS to components and handling errors. </text:span><text:span text:style-name="T15">I apply styles to a notification type component, then handle backend service statuses using that notification component. The types of statuses handled are successful updates or creation, failed to connect to backend service, item not found, etc. The exercises has me do this for the phonebook app, as well.</text:span></text:p>
      <text:p text:style-name="P19"><text:span text:style-name="T26">Additional notes can be found in the Part </text:span><text:span text:style-name="T27">2</text:span><text:span text:style-name="T26"> </text:span><text:a xlink:type="simple" xlink:href="https://github.com/ZDGharst/FullStackOpen/blob/master/part2/README.md" text:style-name="Internet_20_link" text:visited-style-name="Visited_20_Internet_20_Link"><text:span text:style-name="T26">README</text:span></text:a><text:span text:style-name="T26">.</text:span></text:p>
      <text:p text:style-name="P36"><text:s text:c="2"/></text:p>
      <text:p text:style-name="P7"><text:span text:style-name="T19">Part </text:span><text:span text:style-name="T20">3</text:span><text:span text:style-name="T19"> – Introduction to React</text:span></text:p>
      <text:p text:style-name="P17"/>
      <text:p text:style-name="P22">Deliverables</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24">Exercise</text:p>
          </table:table-cell>
          <table:table-cell table:style-name="Table1.A1" office:value-type="string">
            <text:p text:style-name="P24">Commit / <text:span text:style-name="T16">Link</text:span></text:p>
          </table:table-cell>
          <table:table-cell table:style-name="Table1.A1" office:value-type="string">
            <text:p text:style-name="P24">Diff</text:p>
          </table:table-cell>
          <table:table-cell table:style-name="Table1.D1" office:value-type="string">
            <text:p text:style-name="P24">Notes</text:p>
          </table:table-cell>
        </table:table-row>
        <table:table-row table:style-name="Table1.2">
          <table:table-cell table:style-name="Table1.A2" office:value-type="string">
            <text:p text:style-name="P26">2.1</text:p>
          </table:table-cell>
          <table:table-cell table:style-name="Table1.A2" office:value-type="string">
            <text:p text:style-name="P31"><text:a xlink:type="simple" xlink:href="https://github.com/ZDGharst/FullStackOpen/tree/81f1ce5ebb2491fd2f75240ce84f0d5611da6fd7" text:style-name="Internet_20_link" text:visited-style-name="Visited_20_Internet_20_Link">81f1ce5</text:a></text:p>
          </table:table-cell>
          <table:table-cell table:style-name="Table1.A2" office:value-type="string">
            <text:p text:style-name="P31"><text:a xlink:type="simple" xlink:href="https://github.com/ZDGharst/FullStackOpen/compare/81f1ce5%5E%5E...81f1ce5" text:style-name="Internet_20_link" text:visited-style-name="Visited_20_Internet_20_Link">diff</text:a></text:p>
          </table:table-cell>
          <table:table-cell table:style-name="Table1.D2" office:value-type="string">
            <text:p text:style-name="P28"><text:a xlink:type="simple" xlink:href="https://github.com/ZDGharst/FullStackOpen/blob/master/part2/screenshots/exercise_2.1.png" text:style-name="Internet_20_link" text:visited-style-name="Visited_20_Internet_20_Link">screenshot</text:a></text:p>
          </table:table-cell>
        </table:table-row>
        <table:table-row table:style-name="Table1.2">
          <table:table-cell table:style-name="Table1.A2" office:value-type="string">
            <text:p text:style-name="P26">2.2</text:p>
          </table:table-cell>
          <table:table-cell table:style-name="Table1.A2" office:value-type="string">
            <text:p text:style-name="P31"><text:a xlink:type="simple" xlink:href="https://github.com/ZDGharst/FullStackOpen/tree/8e413e72e1b0ea20a5a6551f002a2604fc836f29" text:style-name="Internet_20_link" text:visited-style-name="Visited_20_Internet_20_Link">8e413e7</text:a></text:p>
          </table:table-cell>
          <table:table-cell table:style-name="Table1.A2" office:value-type="string">
            <text:p text:style-name="P31"><text:a xlink:type="simple" xlink:href="https://github.com/ZDGharst/FullStackOpen/commit/8e413e72e1b0ea20a5a6551f002a2604fc836f29" text:style-name="Internet_20_link" text:visited-style-name="Visited_20_Internet_20_Link">diff</text:a></text:p>
          </table:table-cell>
          <table:table-cell table:style-name="Table1.D2" office:value-type="string">
            <text:p text:style-name="P28"><text:a xlink:type="simple" xlink:href="https://github.com/ZDGharst/FullStackOpen/blob/master/part2/screenshots/exercise_2.2.png" text:style-name="Internet_20_link" text:visited-style-name="Visited_20_Internet_20_Link">screenshot</text:a></text:p>
          </table:table-cell>
        </table:table-row>
        <table:table-row table:style-name="Table1.2">
          <table:table-cell table:style-name="Table1.A2" office:value-type="string">
            <text:p text:style-name="P26">2.3*</text:p>
          </table:table-cell>
          <table:table-cell table:style-name="Table1.D2" table:number-columns-spanned="3" office:value-type="string">
            <text:p text:style-name="P32">This exercise is a refactor of the sum of exercises within the app to use the reduce functional programming function; I already did this, so no refactor needed.</text:p>
          </table:table-cell>
          <table:covered-table-cell/>
          <table:covered-table-cell/>
        </table:table-row>
        <table:table-row table:style-name="Table1.2">
          <table:table-cell table:style-name="Table1.A2" office:value-type="string">
            <text:p text:style-name="P26">2.4</text:p>
          </table:table-cell>
          <table:table-cell table:style-name="Table1.A2" office:value-type="string">
            <text:p text:style-name="P31"><text:a xlink:type="simple" xlink:href="https://github.com/ZDGharst/FullStackOpen/tree/309819ab7a266f83db37f92b257dfef73efcdf38" text:style-name="Internet_20_link" text:visited-style-name="Visited_20_Internet_20_Link">309819a</text:a></text:p>
          </table:table-cell>
          <table:table-cell table:style-name="Table1.A2" office:value-type="string">
            <text:p text:style-name="P31"><text:a xlink:type="simple" xlink:href="https://github.com/ZDGharst/FullStackOpen/commit/309819ab7a266f83db37f92b257dfef73efcdf38" text:style-name="Internet_20_link" text:visited-style-name="Visited_20_Internet_20_Link">diff</text:a></text:p>
          </table:table-cell>
          <table:table-cell table:style-name="Table1.D2" office:value-type="string">
            <text:p text:style-name="P28"><text:a xlink:type="simple" xlink:href="https://github.com/ZDGharst/FullStackOpen/blob/master/part2/screenshots/exercise_2.4.png" text:style-name="Internet_20_link" text:visited-style-name="Visited_20_Internet_20_Link">screenshot</text:a></text:p>
          </table:table-cell>
        </table:table-row>
        <table:table-row table:style-name="Table1.2">
          <table:table-cell table:style-name="Table1.A2" office:value-type="string">
            <text:p text:style-name="P26">2.5</text:p>
          </table:table-cell>
          <table:table-cell table:style-name="Table1.A2" office:value-type="string">
            <text:p text:style-name="P31"><text:a xlink:type="simple" xlink:href="https://github.com/ZDGharst/FullStackOpen/tree/176488faa61341376954a6f5a01d0923b550aae8" text:style-name="Internet_20_link" text:visited-style-name="Visited_20_Internet_20_Link">176488f</text:a></text:p>
          </table:table-cell>
          <table:table-cell table:style-name="Table1.A2" office:value-type="string">
            <text:p text:style-name="P31"><text:a xlink:type="simple" xlink:href="https://github.com/ZDGharst/FullStackOpen/commit/176488faa61341376954a6f5a01d0923b550aae8" text:style-name="Internet_20_link" text:visited-style-name="Visited_20_Internet_20_Link">diff</text:a></text:p>
          </table:table-cell>
          <table:table-cell table:style-name="Table1.D2" office:value-type="string">
            <text:p text:style-name="P25"/>
          </table:table-cell>
        </table:table-row>
        <table:table-row table:style-name="Table1.2">
          <table:table-cell table:style-name="Table1.A2" office:value-type="string">
            <text:p text:style-name="P26">2.6</text:p>
          </table:table-cell>
          <table:table-cell table:style-name="Table1.A2" office:value-type="string">
            <text:p text:style-name="P31"><text:a xlink:type="simple" xlink:href="https://github.com/ZDGharst/FullStackOpen/tree/7806fd4606bc8b7d87dfe9ca7431906f125c701b" text:style-name="Internet_20_link" text:visited-style-name="Visited_20_Internet_20_Link">7806fd4</text:a></text:p>
          </table:table-cell>
          <table:table-cell table:style-name="Table1.A2" office:value-type="string">
            <text:p text:style-name="P31"><text:a xlink:type="simple" xlink:href="https://github.com/ZDGharst/FullStackOpen/commit/7806fd4606bc8b7d87dfe9ca7431906f125c701b" text:style-name="Internet_20_link" text:visited-style-name="Visited_20_Internet_20_Link">diff</text:a></text:p>
          </table:table-cell>
          <table:table-cell table:style-name="Table1.D2" office:value-type="string">
            <text:p text:style-name="P28"><text:a xlink:type="simple" xlink:href="https://github.com/ZDGharst/FullStackOpen/blob/master/part2/screenshots/exercise_2.6.png" text:style-name="Internet_20_link" text:visited-style-name="Visited_20_Internet_20_Link">screenshot</text:a></text:p>
          </table:table-cell>
        </table:table-row>
        <table:table-row table:style-name="Table1.2">
          <table:table-cell table:style-name="Table1.A2" office:value-type="string">
            <text:p text:style-name="P26">2.7</text:p>
          </table:table-cell>
          <table:table-cell table:style-name="Table1.A2" office:value-type="string">
            <text:p text:style-name="P31"><text:a xlink:type="simple" xlink:href="https://github.com/ZDGharst/FullStackOpen/tree/1b08605b4f3f3b9f5888c3811769bbf0e9f80597" text:style-name="Internet_20_link" text:visited-style-name="Visited_20_Internet_20_Link">1b08605</text:a></text:p>
          </table:table-cell>
          <table:table-cell table:style-name="Table1.A2" office:value-type="string">
            <text:p text:style-name="P31"><text:a xlink:type="simple" xlink:href="https://github.com/ZDGharst/FullStackOpen/commit/1b08605b4f3f3b9f5888c3811769bbf0e9f80597" text:style-name="Internet_20_link" text:visited-style-name="Visited_20_Internet_20_Link">diff</text:a></text:p>
          </table:table-cell>
          <table:table-cell table:style-name="Table1.D2" office:value-type="string">
            <text:p text:style-name="P28"><text:a xlink:type="simple" xlink:href="https://github.com/ZDGharst/FullStackOpen/blob/master/part2/screenshots/exercise_2.7.png" text:style-name="Internet_20_link" text:visited-style-name="Visited_20_Internet_20_Link">screenshot</text:a></text:p>
          </table:table-cell>
        </table:table-row>
        <table:table-row table:style-name="Table1.2">
          <table:table-cell table:style-name="Table1.A2" office:value-type="string">
            <text:p text:style-name="P26">2.8</text:p>
          </table:table-cell>
          <table:table-cell table:style-name="Table1.A2" office:value-type="string">
            <text:p text:style-name="P31"><text:a xlink:type="simple" xlink:href="https://github.com/ZDGharst/FullStackOpen/tree/114c2d6f6c3fce254f569555c9656707ab4457a9" text:style-name="Internet_20_link" text:visited-style-name="Visited_20_Internet_20_Link">114c2d6</text:a></text:p>
          </table:table-cell>
          <table:table-cell table:style-name="Table1.A2" office:value-type="string">
            <text:p text:style-name="P31"><text:a xlink:type="simple" xlink:href="https://github.com/ZDGharst/FullStackOpen/commit/114c2d6f6c3fce254f569555c9656707ab4457a9" text:style-name="Internet_20_link" text:visited-style-name="Visited_20_Internet_20_Link">diff</text:a></text:p>
          </table:table-cell>
          <table:table-cell table:style-name="Table1.D2" office:value-type="string">
            <text:p text:style-name="P28"><text:a xlink:type="simple" xlink:href="https://github.com/ZDGharst/FullStackOpen/blob/master/part2/screenshots/exercise_2.8.png" text:style-name="Internet_20_link" text:visited-style-name="Visited_20_Internet_20_Link">screenshot</text:a></text:p>
          </table:table-cell>
        </table:table-row>
        <table:table-row table:style-name="Table1.2">
          <table:table-cell table:style-name="Table1.A2" office:value-type="string">
            <text:p text:style-name="P26">2.9*</text:p>
          </table:table-cell>
          <table:table-cell table:style-name="Table1.A2" office:value-type="string">
            <text:p text:style-name="P25"><text:a xlink:type="simple" xlink:href="https://github.com/ZDGharst/FullStackOpen/tree/a62347ba5f40905ec619dc6eb831125443d62c64" text:style-name="Internet_20_link" text:visited-style-name="Visited_20_Internet_20_Link"><text:span text:style-name="T21">a62347b</text:span></text:a></text:p>
          </table:table-cell>
          <table:table-cell table:style-name="Table1.A2" office:value-type="string">
            <text:p text:style-name="P31"><text:a xlink:type="simple" xlink:href="https://github.com/ZDGharst/FullStackOpen/commit/a62347ba5f40905ec619dc6eb831125443d62c64" text:style-name="Internet_20_link" text:visited-style-name="Visited_20_Internet_20_Link">diff</text:a></text:p>
          </table:table-cell>
          <table:table-cell table:style-name="Table1.D2" office:value-type="string">
            <text:p text:style-name="P27"><text:a xlink:type="simple" xlink:href="https://github.com/ZDGharst/FullStackOpen/blob/master/part2/screenshots/exercise_2.9.png" text:style-name="Internet_20_link" text:visited-style-name="Visited_20_Internet_20_Link">screenshot</text:a></text:p>
          </table:table-cell>
        </table:table-row>
        <table:table-row table:style-name="Table1.2">
          <table:table-cell table:style-name="Table1.A2" office:value-type="string">
            <text:p text:style-name="P26">2.10</text:p>
          </table:table-cell>
          <table:table-cell table:style-name="Table1.A2" office:value-type="string">
            <text:p text:style-name="P31"><text:a xlink:type="simple" xlink:href="https://github.com/ZDGharst/FullStackOpen/tree/04d17ed4396b6589dc830a78047fa95af901c673" text:style-name="Internet_20_link" text:visited-style-name="Visited_20_Internet_20_Link">04d17ed</text:a></text:p>
          </table:table-cell>
          <table:table-cell table:style-name="Table1.A2" office:value-type="string">
            <text:p text:style-name="P31"><text:a xlink:type="simple" xlink:href="https://github.com/ZDGharst/FullStackOpen/commit/04d17ed4396b6589dc830a78047fa95af901c673" text:style-name="Internet_20_link" text:visited-style-name="Visited_20_Internet_20_Link">diff</text:a></text:p>
          </table:table-cell>
          <table:table-cell table:style-name="Table1.D2" office:value-type="string">
            <text:p text:style-name="P25"/>
          </table:table-cell>
        </table:table-row>
        <table:table-row table:style-name="Table1.2">
          <table:table-cell table:style-name="Table1.A2" office:value-type="string">
            <text:p text:style-name="P26">2.11</text:p>
          </table:table-cell>
          <table:table-cell table:style-name="Table1.A2" office:value-type="string">
            <text:p text:style-name="P31"><text:a xlink:type="simple" xlink:href="https://github.com/ZDGharst/FullStackOpen/tree/8a00d4a3ba7136e05184815bc70047242ff44382" text:style-name="Internet_20_link" text:visited-style-name="Visited_20_Internet_20_Link">8a00d4a</text:a></text:p>
          </table:table-cell>
          <table:table-cell table:style-name="Table1.A2" office:value-type="string">
            <text:p text:style-name="P31"><text:a xlink:type="simple" xlink:href="https://github.com/ZDGharst/FullStackOpen/commit/8a00d4a3ba7136e05184815bc70047242ff44382" text:style-name="Internet_20_link" text:visited-style-name="Visited_20_Internet_20_Link">diff</text:a></text:p>
          </table:table-cell>
          <table:table-cell table:style-name="Table1.D2" office:value-type="string">
            <text:p text:style-name="P25"/>
          </table:table-cell>
        </table:table-row>
        <table:table-row table:style-name="Table1.2">
          <table:table-cell table:style-name="Table1.A2" office:value-type="string">
            <text:p text:style-name="P29">2.12*</text:p>
          </table:table-cell>
          <table:table-cell table:style-name="Table1.A2" office:value-type="string">
            <text:p text:style-name="P34"><text:a xlink:type="simple" xlink:href="https://github.com/ZDGharst/FullStackOpen/tree/27db5459f437f128010db1949df5d80a3cab8450" text:style-name="Internet_20_link" text:visited-style-name="Visited_20_Internet_20_Link">27db545</text:a></text:p>
          </table:table-cell>
          <table:table-cell table:style-name="Table1.A2" office:value-type="string">
            <text:p text:style-name="P34"><text:a xlink:type="simple" xlink:href="https://github.com/ZDGharst/FullStackOpen/commit/27db5459f437f128010db1949df5d80a3cab8450" text:style-name="Internet_20_link" text:visited-style-name="Visited_20_Internet_20_Link">diff</text:a></text:p>
          </table:table-cell>
          <table:table-cell table:style-name="Table1.D2" office:value-type="string">
            <text:p text:style-name="P25"/>
          </table:table-cell>
        </table:table-row>
        <table:table-row table:style-name="Table1.2">
          <table:table-cell table:style-name="Table1.A2" office:value-type="string">
            <text:p text:style-name="P29">2.13*</text:p>
          </table:table-cell>
          <table:table-cell table:style-name="Table1.A2" office:value-type="string">
            <text:p text:style-name="P34"><text:a xlink:type="simple" xlink:href="https://github.com/ZDGharst/FullStackOpen/tree/b6c98c424614db94627f7351d12f62015741984a" text:style-name="Internet_20_link" text:visited-style-name="Visited_20_Internet_20_Link">b6c98c4</text:a></text:p>
          </table:table-cell>
          <table:table-cell table:style-name="Table1.A2" office:value-type="string">
            <text:p text:style-name="P34"><text:a xlink:type="simple" xlink:href="https://github.com/ZDGharst/FullStackOpen/compare/b6c98c4%5E%5E...b6c98c4" text:style-name="Internet_20_link" text:visited-style-name="Visited_20_Internet_20_Link">diff</text:a></text:p>
          </table:table-cell>
          <table:table-cell table:style-name="Table1.D2" office:value-type="string">
            <text:p text:style-name="P25"/>
          </table:table-cell>
        </table:table-row>
        <table:table-row table:style-name="Table1.2">
          <table:table-cell table:style-name="Table1.A2" office:value-type="string">
            <text:p text:style-name="P29">2.14*</text:p>
          </table:table-cell>
          <table:table-cell table:style-name="Table1.D2" table:number-columns-spanned="3" office:value-type="string">
            <text:p text:style-name="P33">This was an optional exercise <text:span text:style-name="T25">(all exercises with an asterisk are optional)</text:span> that I skipped because it requires me to sign up and use an API key for a weather service.</text:p>
          </table:table-cell>
          <table:covered-table-cell/>
          <table:covered-table-cell/>
        </table:table-row>
        <table:table-row table:style-name="Table1.2">
          <table:table-cell table:style-name="Table1.A2" office:value-type="string">
            <text:p text:style-name="P30">2.15</text:p>
          </table:table-cell>
          <table:table-cell table:style-name="Table1.A2" office:value-type="string">
            <text:p text:style-name="P35"><text:a xlink:type="simple" xlink:href="https://github.com/ZDGharst/FullStackOpen/tree/2eb12be16b28eb086e0c146e9d3ec8bcad301b92" text:style-name="Internet_20_link" text:visited-style-name="Visited_20_Internet_20_Link">2eb12be</text:a></text:p>
          </table:table-cell>
          <table:table-cell table:style-name="Table1.A2" office:value-type="string">
            <text:p text:style-name="P35"><text:a xlink:type="simple" xlink:href="https://github.com/ZDGharst/FullStackOpen/commit/2eb12be16b28eb086e0c146e9d3ec8bcad301b92" text:style-name="Internet_20_link" text:visited-style-name="Visited_20_Internet_20_Link">diff</text:a></text:p>
          </table:table-cell>
          <table:table-cell table:style-name="Table1.D2" office:value-type="string">
            <text:p text:style-name="P33"/>
          </table:table-cell>
        </table:table-row>
        <table:table-row table:style-name="Table1.2">
          <table:table-cell table:style-name="Table1.A2" office:value-type="string">
            <text:p text:style-name="P30">2.16</text:p>
          </table:table-cell>
          <table:table-cell table:style-name="Table1.D2" table:number-columns-spanned="3" office:value-type="string">
            <text:p text:style-name="P33"/>
          </table:table-cell>
          <table:covered-table-cell/>
          <table:covered-table-cell/>
        </table:table-row>
        <table:table-row table:style-name="Table1.2">
          <table:table-cell table:style-name="Table1.A2" office:value-type="string">
            <text:p text:style-name="P30">2.17</text:p>
          </table:table-cell>
          <table:table-cell table:style-name="Table1.A2" office:value-type="string">
            <text:p text:style-name="P35"><text:a xlink:type="simple" xlink:href="https://github.com/ZDGharst/FullStackOpen/tree/25e3acc2c04b85c0bf0d6ada3a07cabf234d57f7" text:style-name="Internet_20_link" text:visited-style-name="Visited_20_Internet_20_Link">25e3acc</text:a></text:p>
          </table:table-cell>
          <table:table-cell table:style-name="Table1.A2" office:value-type="string">
            <text:p text:style-name="P35"><text:a xlink:type="simple" xlink:href="https://github.com/ZDGharst/FullStackOpen/commit/25e3acc2c04b85c0bf0d6ada3a07cabf234d57f7" text:style-name="Internet_20_link" text:visited-style-name="Visited_20_Internet_20_Link">diff</text:a></text:p>
          </table:table-cell>
          <table:table-cell table:style-name="Table1.D2" office:value-type="string">
            <text:p text:style-name="P33"/>
          </table:table-cell>
        </table:table-row>
        <table:table-row table:style-name="Table1.2">
          <table:table-cell table:style-name="Table1.A2" office:value-type="string">
            <text:p text:style-name="P30">2.18*</text:p>
          </table:table-cell>
          <table:table-cell table:style-name="Table1.A2" office:value-type="string">
            <text:p text:style-name="P35"><text:a xlink:type="simple" xlink:href="https://github.com/ZDGharst/FullStackOpen/tree/a8da8611508adca735ba0314944b261d21eb2d2c" text:style-name="Internet_20_link" text:visited-style-name="Visited_20_Internet_20_Link">a8da861</text:a></text:p>
          </table:table-cell>
          <table:table-cell table:style-name="Table1.A2" office:value-type="string">
            <text:p text:style-name="P35"><text:a xlink:type="simple" xlink:href="https://github.com/ZDGharst/FullStackOpen/commit/a8da8611508adca735ba0314944b261d21eb2d2c" text:style-name="Internet_20_link" text:visited-style-name="Visited_20_Internet_20_Link">diff</text:a></text:p>
          </table:table-cell>
          <table:table-cell table:style-name="Table1.D2" office:value-type="string">
            <text:p text:style-name="P33"/>
          </table:table-cell>
        </table:table-row>
        <table:table-row table:style-name="Table1.2">
          <table:table-cell table:style-name="Table1.A2" office:value-type="string">
            <text:p text:style-name="P30">2.19</text:p>
          </table:table-cell>
          <table:table-cell table:style-name="Table1.A2" office:value-type="string">
            <text:p text:style-name="P35"><text:a xlink:type="simple" xlink:href="https://github.com/ZDGharst/FullStackOpen/tree/c13465151ee83bc8611d0b61d8b93c35fbe00ca2" text:style-name="Internet_20_link" text:visited-style-name="Visited_20_Internet_20_Link">c134651</text:a></text:p>
          </table:table-cell>
          <table:table-cell table:style-name="Table1.A2" office:value-type="string">
            <text:p text:style-name="P35"><text:a xlink:type="simple" xlink:href="https://github.com/ZDGharst/FullStackOpen/compare/c134651%5E%5E...c134651" text:style-name="Internet_20_link" text:visited-style-name="Visited_20_Internet_20_Link">diff</text:a></text:p>
          </table:table-cell>
          <table:table-cell table:style-name="Table1.D2" office:value-type="string">
            <text:p text:style-name="P33"/>
          </table:table-cell>
        </table:table-row>
        <table:table-row table:style-name="Table1.2">
          <table:table-cell table:style-name="Table1.A2" office:value-type="string">
            <text:p text:style-name="P30">2.20*</text:p>
          </table:table-cell>
          <table:table-cell table:style-name="Table1.A2" office:value-type="string">
            <text:p text:style-name="P35"><text:a xlink:type="simple" xlink:href="https://github.com/ZDGharst/FullStackOpen/tree/f2247e05d2069b4bd6f2f5d3dded02018dc194bd" text:style-name="Internet_20_link" text:visited-style-name="Visited_20_Internet_20_Link">f2247e0</text:a></text:p>
          </table:table-cell>
          <table:table-cell table:style-name="Table1.A2" office:value-type="string">
            <text:p text:style-name="P35"><text:a xlink:type="simple" xlink:href="https://github.com/ZDGharst/FullStackOpen/commit/f2247e05d2069b4bd6f2f5d3dded02018dc194bd" text:style-name="Internet_20_link" text:visited-style-name="Visited_20_Internet_20_Link">diff</text:a></text:p>
          </table:table-cell>
          <table:table-cell table:style-name="Table1.D2" office:value-type="string">
            <text:p text:style-name="P33"/>
          </table:table-cell>
        </table:table-row>
      </table:table>
      <text:p text:style-name="P11"/>
      <text:p text:style-name="P4">Supplementary Material</text:p>
      <text:p text:style-name="P14"><text:a xlink:type="simple" xlink:href="https://www.youtube.com/watch?v=8aGhZQkoFbQ" text:style-name="Internet_20_link" text:visited-style-name="Visited_20_Internet_20_Link">What the heck is the event loop anyway? | Philip Roberts | JSConf EU</text:a> </text:p>
      <text:p text:style-name="P14"><text:a xlink:type="simple" xlink:href="https://www.youtube.com/watch?v=e-5obm1G_FY" text:style-name="Internet_20_link" text:visited-style-name="Visited_20_Internet_20_Link">Learning Functional Programming with JavaScript - Anjana Vakil – JSUnconf</text:a></text:p>
      <text:p text:style-name="P15"><text:a xlink:type="simple" xlink:href="https://developer.mozilla.org/en-US/docs/Web/JavaScript/Equality_comparisons_and_sameness" text:style-name="Internet_20_link" text:visited-style-name="Visited_20_Internet_20_Link">Equality comparisons and sameness – MDN Web Docs</text:a></text:p>
      <text:p text:style-name="P15"><text:a xlink:type="simple" xlink:href="https://www.youtube.com/watch?v=SrNQS8J67zc" text:style-name="Internet_20_link" text:visited-style-name="Visited_20_Internet_20_Link">Asynchrony: Under the Hood – Shelley Vohr – JSConf EU</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11ae36" officeooo:paragraph-rsid="0011ae3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Zach Gharst<text:tab/>Directed Readings – Full Stack Open<text:tab/>CS 497</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8T19:42:15.491773633</meta:creation-date>
    <dc:date>2021-09-10T11:42:21.343401385</dc:date>
    <meta:editing-duration>PT20H20M16S</meta:editing-duration>
    <meta:editing-cycles>81</meta:editing-cycles>
    <meta:generator>LibreOffice/6.4.7.2$Linux_X86_64 LibreOffice_project/40$Build-2</meta:generator>
    <meta:document-statistic meta:table-count="1" meta:image-count="0" meta:object-count="0" meta:page-count="4" meta:paragraph-count="89" meta:word-count="754" meta:character-count="4512" meta:non-whitespace-character-count="3828"/>
  </office:meta>
</office:document-meta>
</file>